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solid" style:text-underline-type="double" style:text-underline-width="auto" style:text-underline-color="font-color"/>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align="start" style:justify-single-word="false" fo:text-indent="0cm" style:auto-text-indent="false"/>
    </style:style>
    <style:style style:name="P13" style:family="paragraph" style:parent-style-name="Text_20_body" style:list-style-name="L4">
      <style:paragraph-properties fo:margin-left="1.251cm" fo:margin-right="0cm" fo:text-align="start" style:justify-single-word="false" fo:text-indent="0cm" style:auto-text-indent="false"/>
    </style:style>
    <style:style style:name="P14" style:family="paragraph" style:parent-style-name="Text_20_body">
      <style:paragraph-properties fo:margin-left="1.251cm" fo:margin-right="0cm" fo:text-align="justify" style:justify-single-word="false" fo:text-indent="0cm" style:auto-text-indent="false"/>
    </style:style>
    <style:style style:name="P15" style:family="paragraph" style:parent-style-name="Text_20_body" style:list-style-name="L5">
      <style:paragraph-properties fo:margin-left="1.251cm" fo:margin-right="0cm" fo:text-indent="0cm" style:auto-text-indent="false"/>
    </style:style>
    <style:style style:name="P16"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17" style:family="paragraph" style:parent-style-name="Text_20_body" style:list-style-name="L5">
      <style:paragraph-properties fo:margin-left="1.251cm" fo:margin-right="0cm" fo:margin-top="0cm" fo:margin-bottom="0cm" fo:text-indent="0cm" style:auto-text-indent="false"/>
    </style:style>
    <style:style style:name="P18" style:family="paragraph" style:parent-style-name="Text_20_body">
      <style:paragraph-properties fo:margin-left="0cm" fo:margin-right="0cm" fo:text-align="start" style:justify-single-word="false" fo:text-indent="0cm" style:auto-text-indent="false"/>
    </style:style>
    <style:style style:name="P19" style:family="paragraph" style:parent-style-name="Heading_20_2">
      <style:paragraph-properties fo:text-align="justify" style:justify-single-word="false"/>
    </style:style>
    <style:style style:name="P20" style:family="paragraph" style:parent-style-name="Heading_20_2">
      <style:text-properties fo:font-weight="bold" style:font-weight-asian="bold" style:font-weight-complex="bold"/>
    </style:style>
    <style:style style:name="P21" style:family="paragraph" style:parent-style-name="Heading_20_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APRX software Requirement Specification</text:h>
      <text:p text:style-name="P1">This is <text:span text:style-name="T1">Requirement Specification</text:span><text:span text:style-name="T2"> for a software serving in Amateur Radio APRS service.</text:span></text:p>
      <text:p text:style-name="P1"><text:span text:style-name="T2">Reader is assumed to be proficient with used terminology, and they are not usually explained here.</text:span></text:p>
      <text:p text:style-name="P6"/>
      <text:h text:style-name="P19" text:outline-level="2">Purpose:</text:h>
      <text:p text:style-name="P1">This describes algorithmic, IO-, and environmental requirements for a software doing any combination of following three tasks related to APRS service:</text:p>
      <text:list xml:id="list1377447092" text:style-name="L1">
        <text:list-item>
          <text:p text:style-name="P2">Listen on messages with a radio, and pass them to APRSIS network service</text:p>
        </text:list-item>
        <text:list-item>
          <text:p text:style-name="P2">Listen on messages with a radio, and selectively re-send them on radio</text:p>
        </text:list-item>
        <text:list-item>
          <text:p text:style-name="P2">Receive messages from APRSIS network, and after selective filtering, send some of them on radio</text:p>
        </text:list-item>
      </text:list>
      <text:p text:style-name="P1"/>
      <text:h text:style-name="P19" text:outline-level="2">Usage Environments:</text:h>
      <text:p text:style-name="P1">The <text:s/><text:span text:style-name="T3">aprx</text:span><text:span text:style-name="T4"> <text:s/>software can be used in several kinds of environments to handle multiple tasks associated with local APRS network infrastructure tasks.</text:span></text:p>
      <text:list xml:id="list1846191298" text:style-name="L2">
        <text:list-item>
          <text:p text:style-name="P3"><text:span text:style-name="T4">License-free Receive-Only (RX) IGate, to add more “ears” to hear packets, and to pipe them to APRSIS</text:span></text:p>
        </text:list-item>
        <text:list-item>
          <text:p text:style-name="P3"><text:span text:style-name="T4">Licensed bidirectional IGate, selectively passing messages from radio channels to APRSIS, and from APRSIS to radio channels, but not repeating packets heard on a radio channel back to a radio channel.</text:span></text:p>
        </text:list-item>
        <text:list-item>
          <text:p text:style-name="P3"><text:span text:style-name="T4">Licensed bidirectional IGate plus selectively re-sending of packets heard on radio channels <text:s/>back to radio channels</text:span></text:p>
        </text:list-item>
        <text:list-item>
          <text:p text:style-name="P3"><text:span text:style-name="T4">Licensed system for selectively re-sending of packets heard on radio channels back to radio channels, and this without bidirectional IGate service.</text:span></text:p>
        </text:list-item>
        <text:list-item>
          <text:p text:style-name="P3"><text:span text:style-name="T4">Licensed system for selectively re-sending of packets heard on radio channels back to radio channels, and doing with with “receive only” IGate, so passing information heard on radio channel to APRSIS, and not the other way at all.</text:span></text:p>
        </text:list-item>
      </text:list>
      <text:p text:style-name="P1"><text:span text:style-name="T4"/></text:p>
      <text:p text:style-name="P1"><text:span text:style-name="T4"/></text:p>
      <text:p text:style-name="P1"><text:span text:style-name="T4">In more common case, there is single radio and single TNC attached to digibeating (re-sending), in more challenging cases there are multiple receivers all around, and very few transmitters. <text:s/>Truly challenging systems operate on multiple radio channels. <text:s/>As single-TNC and single-radio systems are just simple special cases of these complex systems, we consider the complex ones:</text:span></text:p>
      <text:list xml:id="list696850208" text:style-name="L3">
        <text:list-item>
          <text:p text:style-name="P4"><text:span text:style-name="T4">3 different frequencies + in use, traffic is being relayed in between them, and the APRSIS network.</text:span></text:p>
        </text:list-item>
        <text:list-item>
          <text:p text:style-name="P4"><text:span text:style-name="T4">On each frequency there are multiple receivers, and one well placed transmitter.</text:span></text:p>
        </text:list-item>
      </text:list>
      <text:p text:style-name="P1"><text:span text:style-name="T4"/></text:p>
      <text:h text:style-name="P20" text:outline-level="2"><text:soft-page-break/>Treatment rules:</text:h>
      <text:p text:style-name="P1"><text:span text:style-name="T4">Generally: All receivers report what they hear straight to APRSIS, after small amount of filtering of junk messages, and things which explicitly state that they should not be sent to APRSIS.</text:span></text:p>
      <text:p text:style-name="P1"><text:span text:style-name="T4">General rules for these receiving filters are described here:</text:span></text:p>
      <text:p text:style-name="P5"><text:a xlink:type="simple" xlink:href="http://www.aprs-is.net/IGateDetails.aspx"><text:span text:style-name="T4">http://www.aprs-is.net/IGateDetails.aspx</text:span></text:a></text:p>
      <text:p text:style-name="P18"><text:span text:style-name="T4"/></text:p>
      <text:p text:style-name="P12"><text:span text:style-name="T4">Gate all packets heard on RF to the Internet (Rx-IGate) EXCEPT</text:span></text:p>
      <text:list xml:id="list624065476" text:style-name="L4">
        <text:list-item>
          <text:p text:style-name="P16">3rd-party packets (data type '}' ).<text:line-break/>3rd-party packets should have all before and including the data type stripped and then the packet should be processed again starting with step 1 again. </text:p>
        </text:list-item>
        <text:list-item>
          <text:p text:style-name="P16">generic queries (data type '?' ). </text:p>
        </text:list-item>
        <text:list-item>
          <text:p text:style-name="P13">packets with TCPIP, TCPXX, NOGATE, or RFONLY in the header (last 2 are optional). </text:p>
        </text:list-item>
      </text:list>
      <text:p text:style-name="P1"><text:span text:style-name="T4"/></text:p>
      <text:p text:style-name="P14"><text:span text:style-name="T4">Gate message packets and associated posits to RF (Tx-IGate) if</text:span></text:p>
      <text:list xml:id="list180840334" text:style-name="L5">
        <text:list-item>
          <text:p text:style-name="P17">the receiving station has been heard within range within a predefined time period (range defined as digi hops, distance, or both). </text:p>
        </text:list-item>
        <text:list-item>
          <text:p text:style-name="P17">the sending station has not been heard via RF within a predefined time period (packets gated from the Internet by other stations are excluded from this test). </text:p>
        </text:list-item>
        <text:list-item>
          <text:p text:style-name="P17">the sending station does not have TCPXX, NOGATE, or RFONLY in the header. </text:p>
        </text:list-item>
        <text:list-item>
          <text:p text:style-name="P15">the sending station has not been heard via the Internet within a predefined time period.<text:line-break/>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item>
      </text:list>
      <text:p text:style-name="P11">Gate all packets to RF based on criteria set by the sysop (such as call sign, object name, etc.).</text:p>
      <text:p text:style-name="P1"><text:span text:style-name="T4"/></text:p>
      <text:p text:style-name="P1"><text:span text:style-name="T4">With more advanced looking inside frames to be relayed, both the digibeater and Tx-IGate can use filtering rules, like “packet reports a position that is within my service area.”</text:span></text:p>
      <text:p text:style-name="P1"><text:span text:style-name="T4"/></text:p>
      <text:p text:style-name="P1"><text:span text:style-name="T4">From multiple receivers + single (or fewer) transmitter(s) follows, than when a more usual system does not hear what it sent out itself, this one will hear, and its receivers must have a way to ignore a frame it sent out itself a moment ago.</text:span></text:p>
      <text:p text:style-name="P1"><text:span text:style-name="T4">Without explicit “ignore what I just sent” filtering, an APRS packet will get reported twice to APRSIS:</text:span></text:p>
      <text:p text:style-name="P1"><text:span text:style-name="T4"><text:tab/> <text:s/>rx -&gt; igate-to-aprsis + digi -&gt; tx -&gt; rx -&gt; igate-to-aprsis + digi (dupe stops)</text:span></text:p>
      <text:p text:style-name="P1"><text:span text:style-name="T4">Digibeating will use common packet duplication testing to sent similar frame out only once per given time interval (normally 30 seconds.)</text:span></text:p>
      <text:p text:style-name="P1"><text:span text:style-name="T4"/></text:p>
      <text:p text:style-name="P1"><text:soft-page-break/><text:span text:style-name="T4"/></text:p>
      <text:h text:style-name="Heading_20_3" text:outline-level="3"><text:span text:style-name="T4">Low-Level Transmission Rules:</text:span></text:h>
      <text:p text:style-name="Text_20_body"><text:span text:style-name="T4">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span></text:p>
      <text:list xml:id="list1801608263" text:style-name="L6">
        <text:list-item>
          <text:p text:style-name="P7"><text:span text:style-name="T4">Normal digibeater duplicate packet detection compares message source, destination, and payload data against another expiring storage called “duplicate detector”. <text:s/>Digibeater and Tx-IGate will ignore packets finding a hit in this storage.</text:span></text:p>
        </text:list-item>
        <text:list-item>
          <text:p text:style-name="P7"><text:span text:style-name="T4">A candidate packet is then subjected to a number of filters, and if approved for it, the packet will be put on duplicate packet detection database (one for each transmitter.)</text:span></text:p>
        </text:list-item>
        <text:list-item>
          <text:p text:style-name="P7"><text:span text:style-name="T4">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span></text:p>
        </text:list-item>
      </text:list>
      <text:p text:style-name="Text_20_body"><text:span text:style-name="T4"/></text:p>
      <text:h text:style-name="Heading_20_3" text:outline-level="3"><text:span text:style-name="T4">Low-Level Receiving Rules:</text:span></text:h>
      <text:list xml:id="list733883319" text:style-name="L7">
        <text:list-item>
          <text:p text:style-name="P8"><text:span text:style-name="T4">Received AX.25 packet is compared against “my freshly sent packets” storage, matched ones are dropped.</text:span></text:p>
        </text:list-item>
        <text:list-item>
          <text:p text:style-name="P8"><text:span text:style-name="T4">Received packet is validated against AX.25 basic structure, invalid ones are dropped.</text:span></text:p>
        </text:list-item>
        <text:list-item>
          <text:p text:style-name="P8"><text:span text:style-name="T4">Received packet is validated against Rx-IGate rules, invalid ones are dropped (like when a VIA-field contains invalid data.)</text:span></text:p>
        </text:list-item>
        <text:list-item>
          <text:p text:style-name="P8"><text:span text:style-name="T4">Packet may be rejected for Rx-IGate, but it may still be valid for digibeating!<text:line-break/>For example a 3</text:span><text:span text:style-name="T5">rd</text:span><text:span text:style-name="T4"> party frame is OK to digibeat, but not to Rx-IGate to APRSIS!</text:span></text:p>
        </text:list-item>
      </text:list>
      <text:p text:style-name="Text_20_body"><text:span text:style-name="T4"/></text:p>
      <text:h text:style-name="Heading_20_3" text:outline-level="3"><text:span text:style-name="T4">Digibeater Rules:</text:span></text:h>
      <text:p text:style-name="Text_20_body"><text:span text:style-name="T4">Digibeater will do following:</text:span></text:p>
      <text:list xml:id="list1339229776" text:style-name="L8">
        <text:list-item>
          <text:p text:style-name="P9"><text:span text:style-name="T4">Count number of hops the message has so far done</text:span></text:p>
        </text:list-item>
        <text:list-item>
          <text:p text:style-name="P9"><text:span text:style-name="T4">Figure out the number of hops the message has been requested to do<text:line-break/>(e.g. <text:s/>“OH2XYZ-1&gt;APRS,OH2RDU*,OH2RDK*,WIDE7-5: ...” will report that there was request of 7 hops, so far 2 have been executed.)</text:span></text:p>
        </text:list-item>
        <text:list-item>
          <text:p text:style-name="P9"><text:span text:style-name="T4">If either of previous ones are over configured limit, the packet is ignored.</text:span></text:p>
        </text:list-item>
        <text:list-item>
          <text:p text:style-name="P9"><text:span text:style-name="T4">Multiple filters look inside the message, and can enforce a rule of “repeat only packets within my service area.”</text:span></text:p>
        </text:list-item>
        <text:list-item>
          <text:p text:style-name="P9"><text:span text:style-name="T4">Xxxx ???</text:span></text:p>
        </text:list-item>
      </text:list>
      <text:p text:style-name="Text_20_body"><text:span text:style-name="T4"/></text:p>
      <text:p text:style-name="Text_20_body"><text:span text:style-name="T4"/></text:p>
      <text:p text:style-name="Text_20_body"><text:span text:style-name="T4"/></text:p>
      <text:p text:style-name="Text_20_body"><text:soft-page-break/><text:span text:style-name="T4"/></text:p>
      <text:h text:style-name="Heading_20_3" text:outline-level="3"><text:span text:style-name="T4">Additional Tx-IGate rules:</text:span></text:h>
      <text:p text:style-name="Text_20_body"><text:span text:style-name="T4">The Tx-IGate can have additional rules for control:</text:span></text:p>
      <text:list xml:id="list1216371055" text:style-name="L9">
        <text:list-item>
          <text:p text:style-name="P10">M<text:span text:style-name="T4">ultiple filters look inside the message, and can enforce a rule of “repeat only packets within my service area,” or to “limit passing message responses only to destinations within my service area”</text:span></text:p>
        </text:list-item>
        <text:list-item>
          <text:p text:style-name="P10"><text:span text:style-name="T4">Xxxx ?</text:span></text:p>
        </text:list-item>
      </text:list>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6T22:35:09</dc:date>
    <dc:creator>Matti KP20NG</dc:creator>
    <meta:editing-duration>PT01H39M19S</meta:editing-duration>
    <meta:editing-cycles>40</meta:editing-cycles>
    <meta:generator>OpenOffice.org/3.1$Unix OpenOffice.org_project/310m19$Build-9420</meta:generator>
    <meta:document-statistic meta:table-count="0" meta:image-count="0" meta:object-count="0" meta:page-count="4" meta:paragraph-count="58" meta:word-count="1135" meta:character-count="6855"/>
  </office:meta>
</office:document-meta>
</file>